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3223" officeooo:paragraph-rsid="000a3223"/>
    </style:style>
    <style:style style:name="P2" style:family="paragraph" style:parent-style-name="Table_20_Contents">
      <style:text-properties officeooo:rsid="000caa89" officeooo:paragraph-rsid="000caa89"/>
    </style:style>
    <style:style style:name="P3" style:family="paragraph" style:parent-style-name="Table_20_Contents">
      <style:text-properties officeooo:paragraph-rsid="000caa89"/>
    </style:style>
    <style:style style:name="P4" style:family="paragraph" style:parent-style-name="Table_20_Contents">
      <style:text-properties officeooo:paragraph-rsid="000da830"/>
    </style:style>
    <style:style style:name="P5" style:family="paragraph" style:parent-style-name="Table_20_Contents">
      <style:text-properties officeooo:rsid="000f903f" officeooo:paragraph-rsid="000f903f"/>
    </style:style>
    <style:style style:name="P6" style:family="paragraph" style:parent-style-name="Table_20_Contents">
      <style:text-properties officeooo:rsid="000fa53b" officeooo:paragraph-rsid="000fa53b"/>
    </style:style>
    <style:style style:name="P7" style:family="paragraph" style:parent-style-name="Table_20_Contents">
      <style:text-properties officeooo:rsid="00108d65" officeooo:paragraph-rsid="0012e16c"/>
    </style:style>
    <style:style style:name="P8" style:family="paragraph" style:parent-style-name="Table_20_Contents">
      <style:text-properties officeooo:rsid="0012e16c" officeooo:paragraph-rsid="0012e16c"/>
    </style:style>
    <style:style style:name="P9" style:family="paragraph" style:parent-style-name="Table_20_Contents">
      <style:text-properties officeooo:paragraph-rsid="0012e16c"/>
    </style:style>
    <style:style style:name="P10" style:family="paragraph" style:parent-style-name="Table_20_Contents">
      <style:text-properties officeooo:rsid="0016fc62" officeooo:paragraph-rsid="0016fc62"/>
    </style:style>
    <style:style style:name="P11" style:family="paragraph" style:parent-style-name="Table_20_Contents">
      <style:text-properties officeooo:paragraph-rsid="0016fc62"/>
    </style:style>
    <style:style style:name="P12" style:family="paragraph" style:parent-style-name="Table_20_Contents">
      <style:text-properties officeooo:rsid="0018c644" officeooo:paragraph-rsid="001a5661"/>
    </style:style>
    <style:style style:name="P13" style:family="paragraph" style:parent-style-name="Table_20_Contents">
      <style:text-properties officeooo:paragraph-rsid="001bbaf7"/>
    </style:style>
    <style:style style:name="P14" style:family="paragraph" style:parent-style-name="Table_20_Contents">
      <style:text-properties officeooo:rsid="001d9d85" officeooo:paragraph-rsid="001d9d85"/>
    </style:style>
    <style:style style:name="P15" style:family="paragraph" style:parent-style-name="Table_20_Contents" style:list-style-name="L1">
      <style:text-properties officeooo:rsid="00108d65" officeooo:paragraph-rsid="00108d65"/>
    </style:style>
    <style:style style:name="P16" style:family="paragraph" style:parent-style-name="Table_20_Contents" style:list-style-name="L1">
      <style:text-properties officeooo:rsid="00108d65" officeooo:paragraph-rsid="0012e16c"/>
    </style:style>
    <style:style style:name="P17" style:family="paragraph" style:parent-style-name="Table_20_Contents">
      <style:text-properties officeooo:rsid="001a5661" officeooo:paragraph-rsid="001a5661"/>
    </style:style>
    <style:style style:name="P18" style:family="paragraph" style:parent-style-name="Table_20_Contents">
      <style:text-properties officeooo:rsid="001bbaf7" officeooo:paragraph-rsid="001bbaf7"/>
    </style:style>
    <style:style style:name="P19" style:family="paragraph" style:parent-style-name="Table_20_Contents">
      <style:text-properties officeooo:rsid="0018c644" officeooo:paragraph-rsid="001bbaf7"/>
    </style:style>
    <style:style style:name="T1" style:family="text">
      <style:text-properties officeooo:rsid="000caa89"/>
    </style:style>
    <style:style style:name="T2" style:family="text">
      <style:text-properties officeooo:rsid="000da830"/>
    </style:style>
    <style:style style:name="T3" style:family="text">
      <style:text-properties officeooo:rsid="0012e16c"/>
    </style:style>
    <style:style style:name="T4" style:family="text">
      <style:text-properties officeooo:rsid="0015c843"/>
    </style:style>
    <style:style style:name="T5" style:family="text">
      <style:text-properties officeooo:rsid="0015faba"/>
    </style:style>
    <style:style style:name="T6" style:family="text">
      <style:text-properties officeooo:rsid="0016fc62"/>
    </style:style>
    <style:style style:name="T7" style:family="text">
      <style:text-properties officeooo:rsid="00187de5"/>
    </style:style>
    <style:style style:name="T8" style:family="text">
      <style:text-properties officeooo:rsid="0018c644"/>
    </style:style>
    <style:style style:name="T9" style:family="text">
      <style:text-properties officeooo:rsid="001bbaf7"/>
    </style:style>
    <style:style style:name="T10" style:family="text">
      <style:text-properties officeooo:rsid="001f82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4014153088976">
          <table:table-cell table:style-name="Table1.A1" office:value-type="string">
            <text:p text:style-name="P1">Configure , install snmp centos</text:p>
            <text:p text:style-name="P1"/>
            <text:p text:style-name="P1"/>
          </table:table-cell>
        </table:table-row>
        <table:table-row table:style-name="TableLine94014153103488">
          <table:table-cell table:style-name="Table1.A2" office:value-type="string">
            <text:p text:style-name="P2">Nagiosql installation:</text:p>
            <text:p text:style-name="P2">php version should be compatible with php version.</text:p>
            <text:p text:style-name="P2"/>
            <text:p text:style-name="P2">FATAL ERROR: Upgrade failed</text:p>
            <text:p text:style-name="P3"><text:span text:style-name="T1">- </text:span><text:span text:style-name="Source_20_Text">mysql_upgrade -u root -p</text:span></text:p>
            <text:p text:style-name="P3"><text:span text:style-name="Source_20_Text"/></text:p>
            <text:p text:style-name="P3"><text:span text:style-name="Source_20_Text">Could not create the upgrade info file'/var/lib/mysql/mysql_upgrade_│</text:span></text:p>
            <text:p text:style-name="P3"><text:span text:style-name="Source_20_Text">info' in the MySQL Servers datadir, errno: 13</text:span></text:p>
            <text:p text:style-name="P3"><text:span text:style-name="Source_20_Text"/></text:p>
            <text:p text:style-name="P4"><text:span text:style-name="Source_20_Text">- </text:span><text:span text:style-name="Source_20_Text"><text:span text:style-name="T2">check permission of '/var/lib/mysql/’ , it mysql,</text:span></text:span></text:p>
            <text:p text:style-name="P4"><text:span text:style-name="Source_20_Text">- </text:span><text:span text:style-name="Source_20_Text"><text:span text:style-name="T2">so run command “mysql_upgrade -u root -p” as root.</text:span></text:span></text:p>
            <text:p text:style-name="P4"><text:span text:style-name="Source_20_Text"/></text:p>
            <text:p text:style-name="P2"/>
          </table:table-cell>
        </table:table-row>
        <table:table-row table:style-name="TableLine94014153191456">
          <table:table-cell table:style-name="Table1.A2" office:value-type="string">
            <text:p text:style-name="P5">#challenge: 15 mins nagios and nagiosql installation challenge:</text:p>
            <text:p text:style-name="P6">collect all the documentation first:</text:p>
            <text:p text:style-name="P6"/>
          </table:table-cell>
        </table:table-row>
        <table:table-row table:style-name="TableLine94014153194160">
          <table:table-cell table:style-name="Table1.A2" office:value-type="string">
            <text:p text:style-name="Table_20_Contents"/>
            <text:list xml:id="list65836847" text:style-name="L1">
              <text:list-item>
                <text:p text:style-name="P15">15 mins installation and running:</text:p>
              </text:list-item>
              <text:list-item>
                <text:p text:style-name="P15">add scripts and hosts with ease.</text:p>
              </text:list-item>
              <text:list-item>
                <text:p text:style-name="P16">Add contact groups </text:p>
              </text:list-item>
              <text:list-item>
                <text:p text:style-name="P16">Write simple scripts.</text:p>
              </text:list-item>
            </text:list>
            <text:p text:style-name="P7"/>
            <text:p text:style-name="P7"/>
          </table:table-cell>
        </table:table-row>
        <table:table-row table:style-name="TableLine94014153198336">
          <table:table-cell table:style-name="Table1.A2" office:value-type="string">
            <text:p text:style-name="P8">Install nagios core <text:s/><text:span text:style-name="T4">only from here:</text:span></text:p>
            <text:p text:style-name="P8"/>
            <text:p text:style-name="P8"><text:a xlink:type="simple" xlink:href="https://linuxhostsupport.com/blog/how-to-install-nagios-core-on-centos-7/" text:style-name="Internet_20_link" text:visited-style-name="Visited_20_Internet_20_Link">https://linuxhostsupport.com/blog/how-to-install-nagios-core-on-centos-7/</text:a></text:p>
            <text:p text:style-name="P8"/>
            <text:p text:style-name="P8">install nagios plugin<text:span text:style-name="T5">s from here: Eddies blog:</text:span></text:p>
            <text:p text:style-name="P9"><text:span text:style-name="T3">- </text:span>Write test on settings file (config/settings.php): failed</text:p>
            <text:p text:style-name="P10">--soln : <text:span text:style-name="T7">providing all permission and making selinux off.</text:span></text:p>
            <text:p text:style-name="P10"/>
            <text:p text:style-name="P11"><text:span text:style-name="T6">--</text:span>NagiosQL config path is not writeable - only database values updated</text:p>
            <text:p text:style-name="P12">## <text:a xlink:type="simple" xlink:href="https://www.linuxhelp.com/how-to-install-nagiosql-on-centos" text:style-name="Internet_20_link" text:visited-style-name="Visited_20_Internet_20_Link">https://www.linuxhelp.com/how-to-install-nagiosql-on-centos</text:a></text:p>
            <text:p text:style-name="P17"># mkdir in etc and assign the need permission:</text:p>
            <text:p text:style-name="P12"/>
            <text:p text:style-name="P12"/>
            <text:p text:style-name="P18">added host bacula-sd:</text:p>
            <text:p text:style-name="P19">- </text:p>
            <text:p text:style-name="P13"><text:span text:style-name="T9"># </text:span><text:span text:style-name="T8"><text:s/></text:span></text:p>
            <text:p text:style-name="P8"/>
            <text:p text:style-name="P8"><text:a xlink:type="simple" xlink:href="https://sfitpro.blogspot.com/2020/05/nagios-core-and-nagiosql-installation.html" text:style-name="Internet_20_link" text:visited-style-name="Visited_20_Internet_20_Link">https://sfitpro.blogspot.com/2020/05/nagios-core-and-nagiosql-installation.html</text:a></text:p>
            <text:p text:style-name="P8"/>
            <text:p text:style-name="P14">- No matching directory index, <text:span text:style-name="T10">index forbidden by options directives;</text:span></text:p>
            <text:p text:style-name="P1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32.635385998</meta:creation-date>
    <meta:generator>LibreOffice/6.4.7.2$Linux_X86_64 LibreOffice_project/40$Build-2</meta:generator>
    <dc:date>2021-12-14T17:28:28.143547084</dc:date>
    <meta:editing-duration>PT8H14M1S</meta:editing-duration>
    <meta:editing-cycles>14</meta:editing-cycles>
    <meta:document-statistic meta:table-count="1" meta:image-count="0" meta:object-count="0" meta:page-count="2" meta:paragraph-count="28" meta:word-count="162" meta:character-count="1204" meta:non-whitespace-character-count="1071"/>
  </office:meta>
</office:document-meta>
</file>